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margin-left="0.3937in" fo:margin-right="0.3937in" fo:text-indent="0in" style:auto-text-indent="false"/>
    </style:style>
    <style:style style:name="T1" style:family="text">
      <style:text-properties officeooo:rsid="001f59f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 <text:span text:style-name="Strong_20_Emphasis">Accessibility Testing</text:span> (Teste de Acessibilidade) é um tipo de teste que verifica se um software, site ou aplicativo pode ser <text:span text:style-name="Strong_20_Emphasis">usado por pessoas com deficiências</text:span>, garantindo inclusão e conformidade com padrões internacionais.</text:p>
      <text:p text:style-name="Horizontal_20_Line"/>
      <text:h text:style-name="Heading_20_2" text:outline-level="2"><text:span text:style-name="Strong_20_Emphasis">Por Que Fazer Testes de Acessibilidade?</text:span></text:h>
      <text:p text:style-name="Text_20_body">✅ <text:span text:style-name="Strong_20_Emphasis">Inclusão digital</text:span>: 15% da população mundial tem alguma deficiência (OMS).<text:line-break/>✅ <text:span text:style-name="Strong_20_Emphasis">Conformidade legal</text:span>: Leis como <text:span text:style-name="Strong_20_Emphasis">WCAG</text:span>, <text:span text:style-name="Strong_20_Emphasis">ADA (EUA)</text:span> e <text:span text:style-name="Strong_20_Emphasis">eMAG (Brasil)</text:span> exigem acessibilidade.<text:line-break/>✅ <text:span text:style-name="Strong_20_Emphasis">Melhora a experiência para todos</text:span>: Recursos como contraste alto e leitores de tela beneficiam até usuários sem deficiência.</text:p>
      <text:p text:style-name="Horizontal_20_Line"/>
      <text:h text:style-name="Heading_20_2" text:outline-level="2"><text:span text:style-name="Strong_20_Emphasis">Principais Deficiências Consideradas</text:span></text:h>
      <text:list xml:id="list3346963620" text:style-name="L1">
        <text:list-item>
          <text:p text:style-name="P1"><text:span text:style-name="Strong_20_Emphasis">Visuais</text:span> (cegueira, daltonismo, baixa visão).</text:p>
        </text:list-item>
        <text:list-item>
          <text:p text:style-name="P1"><text:span text:style-name="Strong_20_Emphasis">Auditivas</text:span> (surdez, dificuldade auditiva).</text:p>
        </text:list-item>
        <text:list-item>
          <text:p text:style-name="P1"><text:span text:style-name="Strong_20_Emphasis">Motoras</text:span> (dificuldade em usar mouse/teclado).</text:p>
        </text:list-item>
        <text:list-item>
          <text:p text:style-name="P1"><text:span text:style-name="Strong_20_Emphasis">Cognitivas</text:span> (dislexia, autismo).</text:p>
        </text:list-item>
      </text:list>
      <text:p text:style-name="Horizontal_20_Line"/>
      <text:h text:style-name="Heading_20_2" text:outline-level="2"><text:span text:style-name="Strong_20_Emphasis">Padrões de Acessibilidade</text:span></text:h>
      <text:list xml:id="list1429943477" text:style-name="L2">
        <text:list-item>
          <text:p text:style-name="P2"><text:span text:style-name="Strong_20_Emphasis">WCAG 2.1/2.2</text:span> (<text:span text:style-name="Emphasis">Web Content Accessibility Guidelines</text:span>) – Diretrizes globais.</text:p>
        </text:list-item>
        <text:list-item>
          <text:p text:style-name="P2"><text:span text:style-name="Strong_20_Emphasis">eMAG</text:span> (<text:span text:style-name="Emphasis">Modelo de Acessibilidade em Governo Eletrônico</text:span>) – Padrão brasileiro.</text:p>
        </text:list-item>
        <text:list-item>
          <text:p text:style-name="P2"><text:span text:style-name="Strong_20_Emphasis">Section 508</text:span> – Requisitos para órgãos públicos dos EUA.</text:p>
        </text:list-item>
      </text:list>
      <text:p text:style-name="Horizontal_20_Line"/>
      <text:h text:style-name="Heading_20_2" text:outline-level="2"><text:span text:style-name="Strong_20_Emphasis">O Que Testar?</text:span></text:h>
      <text:h text:style-name="Heading_20_3" text:outline-level="3"><text:span text:style-name="Strong_20_Emphasis">1. Navegação por Teclado</text:span></text:h>
      <text:list xml:id="list3034875411" text:style-name="L3">
        <text:list-item>
          <text:p text:style-name="P3">O site/app deve ser totalmente utilizável sem mouse (tab, enter, setas).</text:p>
        </text:list-item>
        <text:list-item>
          <text:p text:style-name="P3"><text:span text:style-name="Strong_20_Emphasis">Exemplo</text:span>: Um formulário deve permitir preenchimento apenas com <text:span text:style-name="Source_20_Text">Tab</text:span> e <text:span text:style-name="Source_20_Text">Enter</text:span>.</text:p>
        </text:list-item>
      </text:list>
      <text:h text:style-name="Heading_20_3" text:outline-level="3"><text:span text:style-name="Strong_20_Emphasis">2. Leitores de Tela (Screen Readers)</text:span></text:h>
      <text:list xml:id="list1101937852" text:style-name="L4">
        <text:list-item>
          <text:p text:style-name="P4">Textos alternativos (<text:span text:style-name="Source_20_Text">alt text</text:span>) em imagens.</text:p>
        </text:list-item>
        <text:list-item>
          <text:p text:style-name="P4">Estrutura semântica (HTML com <text:span text:style-name="Source_20_Text">header</text:span>, <text:span text:style-name="Source_20_Text">nav</text:span>, <text:span text:style-name="Source_20_Text">aria-labels</text:span>).</text:p>
        </text:list-item>
        <text:list-item>
          <text:p text:style-name="P4"><text:span text:style-name="Strong_20_Emphasis">Ferramentas</text:span>: NVDA, JAWS, VoiceOver (iOS), TalkBack (Android).</text:p>
        </text:list-item>
      </text:list>
      <text:h text:style-name="Heading_20_3" text:outline-level="3"><text:soft-page-break/><text:span text:style-name="Strong_20_Emphasis">3. Contraste de Cores</text:span></text:h>
      <text:list xml:id="list3644829332" text:style-name="L5">
        <text:list-item>
          <text:p text:style-name="P5">Razão de contraste mínima de <text:span text:style-name="Strong_20_Emphasis">4.5:1</text:span> (WCAG AA).</text:p>
        </text:list-item>
        <text:list-item>
          <text:p text:style-name="P5"><text:span text:style-name="Strong_20_Emphasis">Ferramentas</text:span>: Color Contrast Analyzer, WebAIM Contrast Checker.</text:p>
        </text:list-item>
      </text:list>
      <text:h text:style-name="Heading_20_3" text:outline-level="3"><text:span text:style-name="Strong_20_Emphasis">4. Legenda e Áudio-Descrição</text:span></text:h>
      <text:list xml:id="list2125511809" text:style-name="L6">
        <text:list-item>
          <text:p text:style-name="P6">Vídeos com legendas e transcrições.</text:p>
        </text:list-item>
        <text:list-item>
          <text:p text:style-name="P6">Áudio-descrição para conteúdo visual.</text:p>
        </text:list-item>
      </text:list>
      <text:h text:style-name="Heading_20_3" text:outline-level="3"><text:span text:style-name="Strong_20_Emphasis">5. Tamanho e Zoom de Texto</text:span></text:h>
      <text:list xml:id="list45610577" text:style-name="L7">
        <text:list-item>
          <text:p text:style-name="P7">O texto deve ser redimensionável até 200% sem quebrar o layout.</text:p>
        </text:list-item>
      </text:list>
      <text:h text:style-name="Heading_20_3" text:outline-level="3"><text:span text:style-name="Strong_20_Emphasis">6. Formulários Acessíveis</text:span></text:h>
      <text:list xml:id="list2081004319" text:style-name="L8">
        <text:list-item>
          <text:p text:style-name="P8">Rótulos claros (<text:span text:style-name="Source_20_Text">&lt;label&gt;</text:span>), mensagens de erro acessíveis.</text:p>
        </text:list-item>
      </text:list>
      <text:p text:style-name="Horizontal_20_Line"/>
      <text:h text:style-name="Heading_20_2" text:outline-level="2"><text:span text:style-name="Strong_20_Emphasis">Ferramentas de Teste</text:span></text:h>
      <text:h text:style-name="Heading_20_3" text:outline-level="3"><text:span text:style-name="Strong_20_Emphasis">Automatizadas</text:span></text:h>
      <text:list xml:id="list2362390139" text:style-name="L9">
        <text:list-item>
          <text:p text:style-name="P9"><text:span text:style-name="Strong_20_Emphasis">axe DevTools</text:span> / <text:span text:style-name="Strong_20_Emphasis">WAVE</text:span> (extensões para Chrome/Firefox).</text:p>
        </text:list-item>
        <text:list-item>
          <text:p text:style-name="P9"><text:span text:style-name="Strong_20_Emphasis">Pa11y</text:span> (ferramenta de linha de comando).</text:p>
        </text:list-item>
        <text:list-item>
          <text:p text:style-name="P9"><text:span text:style-name="Strong_20_Emphasis">Lighthouse</text:span> (Auditoria do Google Chrome).</text:p>
        </text:list-item>
      </text:list>
      <text:h text:style-name="Heading_20_3" text:outline-level="3"><text:span text:style-name="Strong_20_Emphasis">Manuais</text:span></text:h>
      <text:list xml:id="list702752323" text:style-name="L10">
        <text:list-item>
          <text:p text:style-name="P10"><text:span text:style-name="Strong_20_Emphasis">Teste com usuários reais</text:span> (pessoas com deficiência).</text:p>
        </text:list-item>
        <text:list-item>
          <text:p text:style-name="P10"><text:span text:style-name="Strong_20_Emphasis">Navegação apenas por teclado</text:span>.</text:p>
        </text:list-item>
        <text:list-item>
          <text:p text:style-name="P10"><text:span text:style-name="Strong_20_Emphasis">Verificação de leitores de tela</text:span> (NVDA, VoiceOver).</text:p>
        </text:list-item>
      </text:list>
      <text:p text:style-name="Horizontal_20_Line"/>
      <text:h text:style-name="Heading_20_2" text:outline-level="2"><text:span text:style-name="Strong_20_Emphasis">Exemplo de Teste Prático</text:span></text:h>
      <text:p text:style-name="Text_20_body"><text:span text:style-name="Strong_20_Emphasis">Cenário</text:span>: Verificar acessibilidade em um site de notícias:</text:p>
      <text:list xml:id="list2044777195" text:style-name="L11">
        <text:list-item>
          <text:p text:style-name="P11"><text:span text:style-name="Strong_20_Emphasis">Leitor de Tela</text:span>: O NVDA lê corretamente os títulos das matérias?</text:p>
        </text:list-item>
        <text:list-item>
          <text:p text:style-name="P11"><text:span text:style-name="Strong_20_Emphasis">Contraste</text:span>: O texto preto no fundo cinza tem contraste suficiente?</text:p>
        </text:list-item>
        <text:list-item>
          <text:p text:style-name="P11"><text:span text:style-name="Strong_20_Emphasis">Teclado</text:span>: É possível navegar pelo menu principal usando <text:span text:style-name="Source_20_Text">Tab</text:span>?</text:p>
        </text:list-item>
        <text:list-item>
          <text:p text:style-name="P11"><text:span text:style-name="Strong_20_Emphasis">Imagens</text:span>: Todas as fotos têm <text:span text:style-name="Source_20_Text">alt text</text:span> descritivo?</text:p>
        </text:list-item>
      </text:list>
      <text:p text:style-name="Horizontal_20_Line"/>
      <text:h text:style-name="Heading_20_2" text:outline-level="2"><text:soft-page-break/><text:span text:style-name="Strong_20_Emphasis">Desafios Comuns</text:span></text:h>
      <text:p text:style-name="Text_20_body">⚠ <text:span text:style-name="Strong_20_Emphasis">Falta de conscientização</text:span> em times de desenvolvimento.<text:line-break/>⚠ <text:span text:style-name="Strong_20_Emphasis">Ferramentas automatizadas não capturam tudo</text:span> (teste manual é essencial).<text:line-break/>⚠ <text:span text:style-name="Strong_20_Emphasis">Conteúdo dinâmico</text:span> (apps Single-Page podem ser problemáticos para leitores de tela).</text:p>
      <text:p text:style-name="Horizontal_20_Line"/>
      <text:h text:style-name="Heading_20_2" text:outline-level="2"><text:span text:style-name="Strong_20_Emphasis">Boas Práticas</text:span></text:h>
      <text:p text:style-name="Text_20_body">✔ <text:span text:style-name="Strong_20_Emphasis">Integrar acessibilidade desde o design</text:span> (não deixar para o final).<text:line-break/>✔ <text:span text:style-name="Strong_20_Emphasis">Treinar desenvolvedores</text:span> em HTML semântico e ARIA.<text:line-break/>✔ <text:span text:style-name="Strong_20_Emphasis">Testar continuamente</text:span> (não apenas antes do lançamento).</text:p>
      <text:p text:style-name="Horizontal_20_Line"/>
      <text:h text:style-name="Heading_20_3" text:outline-level="3"><text:span text:style-name="Strong_20_Emphasis">Conclusão</text:span></text:h>
      <text:p text:style-name="Text_20_body">O <text:span text:style-name="Strong_20_Emphasis">Accessibility Testing</text:span> não é apenas uma <text:span text:style-name="Strong_20_Emphasis">obrigação legal</text:span>, mas uma <text:span text:style-name="Strong_20_Emphasis">questão de inclusão</text:span>. Sistemas acessíveis <text:span text:style-name="Strong_20_Emphasis">ampliam seu público</text:span>, <text:span text:style-name="Strong_20_Emphasis">melhoram a experiência</text:span> e <text:span text:style-name="Strong_20_Emphasis">reduzem riscos de processos</text:span>.</text:p>
      <text:p text:style-name="Text_20_body"><text:span text:style-name="Strong_20_Emphasis">Dica</text:span>: U<text:span text:style-name="T1">tilizar </text:span>a abordagem <text:span text:style-name="Strong_20_Emphasis">POUR</text:span> (Perceivable, Operable, Understandable, Robust) do WCAG como guia!</text:p>
      <text:p text:style-name="P12"><text:s/><text:span text:style-name="Strong_20_Emphasis">"Acessibilidade não é um recurso extra – é um requisito básico."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18:33:29.257839300</meta:creation-date>
    <dc:date>2025-05-06T18:39:05.118798904</dc:date>
    <meta:editing-duration>PT5M36S</meta:editing-duration>
    <meta:editing-cycles>1</meta:editing-cycles>
    <meta:document-statistic meta:table-count="0" meta:image-count="0" meta:object-count="0" meta:page-count="3" meta:paragraph-count="53" meta:word-count="475" meta:character-count="3171" meta:non-whitespace-character-count="2772"/>
    <meta:generator>LibreOffice/7.3.7.2$Linux_X86_64 LibreOffice_project/30$Build-2</meta:generator>
  </office:meta>
</office:document-meta>
</file>